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pple-system, BlinkMacSystemFont, 'Segoe UI', Roboto, 'Helvetica Neue', Arial, sans-serif, 'Apple Color Emoji', 'Segoe UI Emoji', 'Segoe UI Symbol', sans-serif"/>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585858" style:font-name="Open sans" fo:font-size="12pt" fo:letter-spacing="normal" fo:font-style="normal" fo:font-weight="normal"/>
    </style:style>
    <style:style style:name="P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3"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585858" style:font-name="Open sans" fo:font-size="12pt" fo:letter-spacing="normal" fo:font-style="normal" fo:font-weight="normal"/>
    </style:style>
    <style:style style:name="P4" style:family="paragraph" style:parent-style-name="Text_20_body" style:list-style-name="L2">
      <style:paragraph-properties fo:margin-top="0in" fo:margin-bottom="0.0972in" loext:contextual-spacing="false" fo:text-align="start" style:justify-single-word="false" fo:orphans="2" fo:widows="2"/>
      <style:text-properties fo:font-variant="normal" fo:text-transform="none" fo:color="#585858" style:font-name="Open sans" fo:font-size="12pt" fo:letter-spacing="normal" fo:font-style="normal" fo:font-weight="normal"/>
    </style:style>
    <style:style style:name="P5" style:family="paragraph" style:parent-style-name="Text_20_body" style:list-style-name="L3">
      <style:paragraph-properties fo:margin-top="0in" fo:margin-bottom="0.0972in" loext:contextual-spacing="false" fo:text-align="start" style:justify-single-word="false" fo:orphans="2" fo:widows="2"/>
      <style:text-properties fo:font-variant="normal" fo:text-transform="none" fo:color="#585858" style:font-name="Open sans" fo:font-size="12pt" fo:letter-spacing="normal" fo:font-style="normal" fo:font-weight="normal"/>
    </style:style>
    <style:style style:name="P6" style:family="paragraph" style:parent-style-name="Text_20_body" style:list-style-name="L4">
      <style:paragraph-properties fo:margin-top="0in" fo:margin-bottom="0.0972in" loext:contextual-spacing="false" fo:text-align="start" style:justify-single-word="false" fo:orphans="2" fo:widows="2"/>
      <style:text-properties fo:font-variant="normal" fo:text-transform="none" fo:color="#585858" style:font-name="Open sans" fo:font-size="12pt" fo:letter-spacing="normal" fo:font-style="normal" fo:font-weight="normal"/>
    </style:style>
    <style:style style:name="P7" style:family="paragraph" style:parent-style-name="Text_20_body" style:list-style-name="L5">
      <style:paragraph-properties fo:margin-top="0in" fo:margin-bottom="0.0972in" loext:contextual-spacing="false" fo:text-align="start" style:justify-single-word="false" fo:orphans="2" fo:widows="2"/>
      <style:text-properties fo:font-variant="normal" fo:text-transform="none" fo:color="#585858" style:font-name="Open sans" fo:font-size="12pt" fo:letter-spacing="normal" fo:font-style="normal" fo:font-weight="normal"/>
    </style:style>
    <style:style style:name="P8" style:family="paragraph" style:parent-style-name="Text_20_body" style:list-style-name="L6">
      <style:paragraph-properties fo:margin-top="0in" fo:margin-bottom="0.0972in" loext:contextual-spacing="false" fo:text-align="start" style:justify-single-word="false" fo:orphans="2" fo:widows="2"/>
      <style:text-properties fo:font-variant="normal" fo:text-transform="none" fo:color="#585858" style:font-name="Open sans" fo:font-size="12pt" fo:letter-spacing="normal" fo:font-style="normal" fo:font-weight="normal"/>
    </style:style>
    <style:style style:name="P9" style:family="paragraph" style:parent-style-name="Text_20_body" style:list-style-name="L7">
      <style:paragraph-properties fo:margin-top="0in" fo:margin-bottom="0.0972in" loext:contextual-spacing="false" fo:text-align="start" style:justify-single-word="false" fo:orphans="2" fo:widows="2"/>
      <style:text-properties fo:font-variant="normal" fo:text-transform="none" fo:color="#585858" style:font-name="Open sans" fo:font-size="12pt" fo:letter-spacing="normal" fo:font-style="normal" fo:font-weight="normal"/>
    </style:style>
    <style:style style:name="P10" style:family="paragraph" style:parent-style-name="Heading_20_3">
      <style:text-properties fo:font-variant="normal" fo:text-transform="none" fo:color="#212121" style:font-name="Open sans" fo:letter-spacing="normal" fo:font-style="normal" fo:font-weight="bold"/>
    </style:style>
    <style:style style:name="P11" style:family="paragraph" style:parent-style-name="Heading_20_3">
      <style:paragraph-properties fo:margin-left="0in" fo:margin-right="0in" fo:margin-top="0.6252in" fo:margin-bottom="0.0972in" loext:contextual-spacing="false" fo:line-height="140%" fo:text-align="start" style:justify-single-word="false" fo:orphans="2" fo:widows="2" fo:text-indent="0in" style:auto-text-indent="false"/>
      <style:text-properties fo:font-variant="normal" fo:text-transform="none" fo:color="#212121" style:font-name="Open sans" fo:letter-spacing="normal" fo:font-style="normal" fo:font-weight="bold"/>
    </style:style>
    <style:style style:name="T1" style:family="text">
      <style:text-properties fo:font-variant="normal" fo:text-transform="none" fo:color="#585858" style:font-name="Open sans" fo:font-size="12pt" fo:letter-spacing="normal" fo:font-style="normal" fo:font-weight="bold"/>
    </style:style>
    <style:style style:name="T2" style:family="text">
      <style:text-properties fo:font-variant="normal" fo:text-transform="none" fo:color="#585858" style:font-name="Open sans" fo:font-size="12pt" fo:letter-spacing="normal" fo:font-style="normal" fo:font-weight="normal"/>
    </style:style>
    <style:style style:name="T3" style:family="text">
      <style:text-properties fo:font-variant="normal" fo:text-transform="none" fo:color="#585858" style:font-name="SFMono-Regular" fo:font-size="12pt" fo:letter-spacing="normal" fo:font-style="normal" fo:font-weight="normal"/>
    </style:style>
    <style:style style:name="T4" style:family="text">
      <style:text-properties fo:font-variant="normal" fo:text-transform="none" fo:color="#158fef" style:text-line-through-style="none" style:text-line-through-type="none" style:font-name="Open sans" fo:font-size="12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text:bookmark text:name="abstraction"/>Abstraction</text:h>
      <text:p text:style-name="P1">Abstraction aims to hide complexity from the users and show them only the relevant information. For example, if you want to drive a car, you don’t need to know about its internal workings. The same is true of Java classes. You can hide internal implementation details by using abstract classes or interfaces. On the abstract level, you only need to define the method signatures (name and parameter list) and let each class implement them in their own way.</text:p>
      <text:p text:style-name="P2"><text:span text:style-name="Strong_20_Emphasis"><text:span text:style-name="T1">Abstraction in Java:</text:span></text:span></text:p>
      <text:list xml:id="list3750293177" text:style-name="L1">
        <text:list-item>
          <text:p text:style-name="P3">Hides the underlying complexity of data</text:p>
        </text:list-item>
        <text:list-item>
          <text:p text:style-name="P3">Helps avoid repetitive code</text:p>
        </text:list-item>
        <text:list-item>
          <text:p text:style-name="P3">Presents only the signature of internal functionality</text:p>
        </text:list-item>
        <text:list-item>
          <text:p text:style-name="P3">Gives flexibility to programmers to change the implementation of the abstract behaviour</text:p>
        </text:list-item>
        <text:list-item>
          <text:p text:style-name="P3">Partial abstraction (0-100%) can be achieved with abstract classes</text:p>
        </text:list-item>
        <text:list-item>
          <text:p text:style-name="P3">Total abstraction (100%) can be achieved with interfaces</text:p>
        </text:list-item>
      </text:list>
      <text:h text:style-name="P11" text:outline-level="3"><text:bookmark text:name="encapsulation"/>Encapsulation</text:h>
      <text:p text:style-name="P1">Encapsulation allows us to protect the data stored in a class from system-wide access. As its name suggests, it safeguards the internal contents of a class like a real-life capsule. You can implement encapsulation in Java by keeping the fields (class variables) private and providing public getter and setter methods to each of them. Java Beans are examples of fully encapsulated classes.</text:p>
      <text:p text:style-name="P2"><text:span text:style-name="Strong_20_Emphasis"><text:span text:style-name="T1">Encapsulation in Java:</text:span></text:span></text:p>
      <text:list xml:id="list168822392" text:style-name="L2">
        <text:list-item>
          <text:p text:style-name="P4">Restricts direct access to data members (fields) of a class.</text:p>
        </text:list-item>
        <text:list-item>
          <text:p text:style-name="P4">Fields are set to private</text:p>
        </text:list-item>
        <text:list-item>
          <text:p text:style-name="P4">Each field has a getter and setter method</text:p>
        </text:list-item>
        <text:list-item>
          <text:p text:style-name="P4">Getter methods return the field</text:p>
        </text:list-item>
        <text:list-item>
          <text:p text:style-name="P4">Setter methods let us change the value of the field</text:p>
        </text:list-item>
      </text:list>
      <text:h text:style-name="P11" text:outline-level="3"><text:bookmark text:name="polymorphism"/><text:soft-page-break/>Polymorphism</text:h>
      <text:p text:style-name="P2"><text:a xlink:type="simple" xlink:href="https://en.wikipedia.org/wiki/Polymorphism" text:style-name="Internet_20_link" text:visited-style-name="Visited_20_Internet_20_Link"><text:span text:style-name="T4">Polymorphism</text:span></text:a><text:span text:style-name="T2">refers to the ability to perform a certain action in different ways. In Java, polymorphism can take two forms: method overloading and method overriding. Method overloading happens when various methods with the same name are present in a class. When they are called they are differentiated by the number, order, and types of their parameters. Method overriding occurs when the child class overrides a method of its parent.</text:span></text:p>
      <text:p text:style-name="P2"><text:span text:style-name="Strong_20_Emphasis"><text:span text:style-name="T1">Polymorphism in Java:</text:span></text:span></text:p>
      <text:list xml:id="list1336066814" text:style-name="L3">
        <text:list-item>
          <text:p text:style-name="P5">The same method name is used several times.</text:p>
        </text:list-item>
        <text:list-item>
          <text:p text:style-name="P5">Different methods of the same name can be called from the object.</text:p>
        </text:list-item>
        <text:list-item>
          <text:p text:style-name="P5">All Java objects can be considered polymorphic (at the minimum, they are of their own type and instances of the Object class).</text:p>
        </text:list-item>
        <text:list-item>
          <text:p text:style-name="P5">Example of static polymorphism in Java is method overloading.</text:p>
        </text:list-item>
        <text:list-item>
          <text:p text:style-name="P5">Example of dynamic polymorphism in Java is method overriding.</text:p>
        </text:list-item>
      </text:list>
      <text:h text:style-name="P11" text:outline-level="3"><text:bookmark text:name="inheritance"/>Inheritance</text:h>
      <text:p text:style-name="P2"><text:a xlink:type="simple" xlink:href="https://raygun.com/blog/oop-concepts-java/www.linkedin.com/pulse/types-relationships-object-oriented-programming-oop-sarah-el-dawody/" text:style-name="Internet_20_link" text:visited-style-name="Visited_20_Internet_20_Link"><text:span text:style-name="T4">Inheritance</text:span></text:a><text:span text:style-name="T2"> makes it possible to create a child class that inherits the fields and methods of the parent class. The child class can override the values and methods of the parent class, however it’s not necessary. It can also add new data and functionality to its parent. Parent classes are also called superclasses or base classes, while child classes are known as subclasses or derived classes as well. Java uses the </text:span><text:span text:style-name="Source_20_Text"><text:span text:style-name="T3">extends</text:span></text:span><text:span text:style-name="T2"> keyword to implement the principle of inheritance in code.</text:span></text:p>
      <text:p text:style-name="P2"><text:span text:style-name="Strong_20_Emphasis"><text:span text:style-name="T1">Inheritance in Java:</text:span></text:span></text:p>
      <text:list xml:id="list4084262129" text:style-name="L4">
        <text:list-item>
          <text:p text:style-name="P6">A class (child class) can extend another class (parent class) by inheriting its features.</text:p>
        </text:list-item>
        <text:list-item>
          <text:p text:style-name="P6">Implements the DRY (Don’t Repeat Yourself) programming principle.</text:p>
        </text:list-item>
        <text:list-item>
          <text:p text:style-name="P6">Improves code reusability.</text:p>
        </text:list-item>
        <text:list-item>
          <text:p text:style-name="P6">Multilevel inheritance is allowed in Java (a child class can have its own child class as well).</text:p>
        </text:list-item>
        <text:list-item>
          <text:p text:style-name="P6">Multiple inheritances are not allowed in Java (a class can’t extend more than one class).</text:p>
        </text:list-item>
      </text:list>
      <text:h text:style-name="P11" text:outline-level="3"><text:bookmark text:name="association"/><text:soft-page-break/>Association</text:h>
      <text:p text:style-name="P2"><text:span text:style-name="T2">Besides the four main principles of OOP, Java also works with three further concepts (association, aggregation, composition) you can make use of when designing your programs. </text:span><text:span text:style-name="Emphasis"><text:span text:style-name="T2">Aggregation</text:span></text:span><text:span text:style-name="T2"> is a special form of </text:span><text:span text:style-name="Emphasis"><text:span text:style-name="T2">association</text:span></text:span><text:span text:style-name="T2">, while </text:span><text:span text:style-name="Emphasis"><text:span text:style-name="T2">composition</text:span></text:span><text:span text:style-name="T2"> is a special form of </text:span><text:span text:style-name="Emphasis"><text:span text:style-name="T2">aggregation</text:span></text:span><text:span text:style-name="T2">.</text:span></text:p>
      <text:p text:style-name="P2"><text:a xlink:type="simple" xlink:href="https://javapapers.com/oops/association-aggregation-composition-abstraction-generalization-realization-dependency/" text:style-name="Internet_20_link" text:visited-style-name="Visited_20_Internet_20_Link"><text:span text:style-name="T4">Association</text:span></text:a><text:span text:style-name="T2"> simply means the act of establishing a relationship between two unrelated classes. For example, when you declare two fields of different types (e.g. </text:span><text:span text:style-name="Source_20_Text"><text:span text:style-name="T3">Car</text:span></text:span><text:span text:style-name="T2"> and </text:span><text:span text:style-name="Source_20_Text"><text:span text:style-name="T3">Bicycle</text:span></text:span><text:span text:style-name="T2">) within the same class and make them interact with each other, you have performed association.</text:span></text:p>
      <text:p text:style-name="P2"><text:span text:style-name="Strong_20_Emphasis"><text:span text:style-name="T1">Association in Java:</text:span></text:span></text:p>
      <text:list xml:id="list2958393288" text:style-name="L5">
        <text:list-item>
          <text:p text:style-name="P7">Two separate classes are associated through their objects.</text:p>
        </text:list-item>
        <text:list-item>
          <text:p text:style-name="P7">The two classes are unrelated, each can exist without the other one.</text:p>
        </text:list-item>
        <text:list-item>
          <text:p text:style-name="P7">Can be a one-to-one, one-to-many, many-to-one, or many-to-many relationship.</text:p>
        </text:list-item>
      </text:list>
      <text:h text:style-name="P11" text:outline-level="3"><text:bookmark text:name="aggregation"/>Aggregation</text:h>
      <text:p text:style-name="P2"><text:a xlink:type="simple" xlink:href="https://beginnersbook.com/2013/05/aggregation/" text:style-name="Internet_20_link" text:visited-style-name="Visited_20_Internet_20_Link">Aggregation</text:a><text:span text:style-name="T4"> </text:span><text:span text:style-name="T2">is a narrower kind of association. It occurs when there’s a one-way (HAS-A) relationship between the two classes you associate through their objects. For example, every </text:span><text:span text:style-name="Source_20_Text"><text:span text:style-name="T3">Passenger </text:span></text:span><text:span text:style-name="T2">has a </text:span><text:span text:style-name="Source_20_Text"><text:span text:style-name="T3">Car </text:span></text:span><text:span text:style-name="T2">but a </text:span><text:span text:style-name="Source_20_Text"><text:span text:style-name="T3">Car </text:span></text:span><text:span text:style-name="T2">doesn’t necessarily have a </text:span><text:span text:style-name="Source_20_Text"><text:span text:style-name="T3">Passenger</text:span></text:span><text:span text:style-name="T2">. When you declare the </text:span><text:span text:style-name="Source_20_Text"><text:span text:style-name="T3">Passenger </text:span></text:span><text:span text:style-name="T2">class, you can create a field of the </text:span><text:span text:style-name="Source_20_Text"><text:span text:style-name="T3">Car </text:span></text:span><text:span text:style-name="T2">type that shows which car the passenger belongs to. Then, when you instantiate a new </text:span><text:span text:style-name="Source_20_Text"><text:span text:style-name="T3">Passenger </text:span></text:span><text:span text:style-name="T2">object, you can access the data stored in the related </text:span><text:span text:style-name="Source_20_Text"><text:span text:style-name="T3">Car </text:span></text:span><text:span text:style-name="T2">as well.</text:span></text:p>
      <text:p text:style-name="P2"><text:span text:style-name="Strong_20_Emphasis"><text:span text:style-name="T1">Aggregation in Java:</text:span></text:span></text:p>
      <text:list xml:id="list253335979" text:style-name="L6">
        <text:list-item>
          <text:p text:style-name="P8">One-directional association.</text:p>
        </text:list-item>
        <text:list-item>
          <text:p text:style-name="P8">Represents a HAS-A relationship between two classes.</text:p>
        </text:list-item>
        <text:list-item>
          <text:p text:style-name="P8">Only one class is dependent on the other.</text:p>
        </text:list-item>
      </text:list>
      <text:h text:style-name="P11" text:outline-level="3"><text:bookmark text:name="composition"/>Composition</text:h>
      <text:p text:style-name="P2"><text:a xlink:type="simple" xlink:href="https://www.infoworld.com/article/3029325/application-development/exploring-association-aggregation-and-composition-in-oop.html" text:style-name="Internet_20_link" text:visited-style-name="Visited_20_Internet_20_Link"><text:span text:style-name="T4">Composition</text:span></text:a><text:span text:style-name="T2">is a stricter form of aggregation. It occurs when the two classes you associate are mutually dependent on each other and can’t exist without each </text:span><text:soft-page-break/><text:span text:style-name="T2">other. For example, take a </text:span><text:span text:style-name="Source_20_Text"><text:span text:style-name="T3">Car </text:span></text:span><text:span text:style-name="T2">and an </text:span><text:span text:style-name="Source_20_Text"><text:span text:style-name="T3">Engine </text:span></text:span><text:span text:style-name="T2">class. A </text:span><text:span text:style-name="Source_20_Text"><text:span text:style-name="T3">Car </text:span></text:span><text:span text:style-name="T2">cannot run without an </text:span><text:span text:style-name="Source_20_Text"><text:span text:style-name="T3">Engine</text:span></text:span><text:span text:style-name="T2">, while an </text:span><text:span text:style-name="Source_20_Text"><text:span text:style-name="T3">Engine </text:span></text:span><text:span text:style-name="T2">also can’t function without being built into a </text:span><text:span text:style-name="Source_20_Text"><text:span text:style-name="T3">Car</text:span></text:span><text:span text:style-name="T2">. This kind of relationship between objects is also called a PART-OF relationship.</text:span></text:p>
      <text:p text:style-name="P1">Composition in Java:</text:p>
      <text:list xml:id="list3819887989" text:style-name="L7">
        <text:list-item>
          <text:p text:style-name="P9">A restricted form of aggregation</text:p>
        </text:list-item>
        <text:list-item>
          <text:p text:style-name="P9">Represents a PART-OF relationship between two classes</text:p>
        </text:list-item>
        <text:list-item>
          <text:p text:style-name="P9">Both classes are dependent on each other</text:p>
        </text:list-item>
        <text:list-item>
          <text:p text:style-name="P9">If one class ceases to exist, the other can’t survive alon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pple-system, BlinkMacSystemFont, 'Segoe UI', Roboto, 'Helvetica Neue', Arial, sans-serif, 'Apple Color Emoji', 'Segoe UI Emoji', 'Segoe UI Symbol', sans-serif"/>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22:18:09.785619143</meta:creation-date>
    <dc:date>2019-02-03T22:20:25.208293614</dc:date>
    <meta:editing-duration>PT2M16S</meta:editing-duration>
    <meta:editing-cycles>1</meta:editing-cycles>
    <meta:document-statistic meta:table-count="0" meta:image-count="0" meta:object-count="0" meta:page-count="4" meta:paragraph-count="53" meta:word-count="856" meta:character-count="5195" meta:non-whitespace-character-count="4423"/>
    <meta:generator>LibreOffice/6.0.7.3$Linux_X86_64 LibreOffice_project/00m0$Build-3</meta:generator>
  </office:meta>
</office:document-meta>
</file>